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.0209in" fo:margin-right="0in" fo:margin-top="0in" fo:margin-bottom="0.1965in" loext:contextual-spacing="false" fo:text-indent="0in" style:auto-text-indent="false"/>
    </style:style>
    <style:style style:name="P2" style:family="paragraph" style:parent-style-name="Standard">
      <style:paragraph-properties fo:margin-left="0.0209in" fo:margin-right="0in" fo:margin-top="0in" fo:margin-bottom="0.1965in" loext:contextual-spacing="false" fo:text-align="center" style:justify-single-word="false" fo:text-indent="0in" style:auto-text-indent="false"/>
      <style:text-properties officeooo:paragraph-rsid="0012d555"/>
    </style:style>
    <style:style style:name="P3" style:family="paragraph" style:parent-style-name="Text_20_body">
      <style:text-properties fo:font-variant="normal" fo:text-transform="none" fo:font-style="normal" fo:font-weight="normal"/>
    </style:style>
    <style:style style:name="P4" style:family="paragraph" style:parent-style-name="Text_20_body">
      <style:paragraph-properties fo:margin-left="0.0209in" fo:margin-right="0in" fo:text-indent="0in" style:auto-text-indent="false"/>
    </style:style>
    <style:style style:name="P5" style:family="paragraph" style:parent-style-name="Text_20_body" style:list-style-name="L1">
      <style:paragraph-properties fo:margin-left="0.0209in" fo:margin-right="0in" fo:text-indent="0in" style:auto-text-indent="false"/>
    </style:style>
    <style:style style:name="P6" style:family="paragraph" style:parent-style-name="Text_20_body">
      <style:paragraph-properties fo:margin-left="0.0209in" fo:margin-right="0in" fo:margin-top="0in" fo:margin-bottom="0in" loext:contextual-spacing="false" fo:text-indent="0in" style:auto-text-indent="false"/>
    </style:style>
    <style:style style:name="P7" style:family="paragraph" style:parent-style-name="Text_20_body" style:list-style-name="L3">
      <style:paragraph-properties fo:margin-left="0.0209in" fo:margin-right="0in" fo:text-indent="0in" style:auto-text-indent="false" fo:padding="0in" fo:border="none"/>
    </style:style>
    <style:style style:name="P8" style:family="paragraph" style:parent-style-name="Text_20_body" style:list-style-name="L2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font-style="normal" fo:font-weight="normal"/>
    </style:style>
    <style:style style:name="T3" style:family="text">
      <style:text-properties fo:font-variant="normal" fo:text-transform="none" fo:font-style="normal" fo:font-weight="normal" loext:padding="0in" loext:border="none"/>
    </style:style>
    <style:style style:name="T4" style:family="text">
      <style:text-properties fo:font-variant="normal" fo:text-transform="none" fo:font-style="normal" fo:font-weight="bold"/>
    </style:style>
    <style:style style:name="T5" style:family="text">
      <style:text-properties fo:font-variant="normal" fo:text-transform="none" fo:font-style="normal" fo:font-weight="bold" officeooo:rsid="0012d555"/>
    </style:style>
    <style:style style:name="T6" style:family="text">
      <style:text-properties fo:font-variant="normal" fo:text-transform="none" fo:font-style="normal" fo:font-weight="bold" loext:padding="0in" loext:border="none"/>
    </style:style>
    <style:style style:name="T7" style:family="text">
      <style:text-properties loext:padding="0in" loext:border="none"/>
    </style:style>
    <style:style style:name="T8" style:family="text">
      <style:text-properties fo:font-style="italic" fo:font-weight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Stateful </text:span><text:span text:style-name="T5">and <text:s/>stateless protocols</text:span></text:p>
      <text:p text:style-name="P1"><text:span text:style-name="T2">https://www.baeldung.com/cs/networking-stateless-stateful-protocols</text:span></text:p>
      <text:p text:style-name="P1"><text:span text:style-name="T2">All relational database client-server protocols are </text:span><text:span text:style-name="T4">stateful </text:span><text:span text:style-name="T2">application-level protocols, because multi-statement </text:span><text:a xlink:type="simple" xlink:href="https://en.wikipedia.org/wiki/ACID" office:target-frame-name="_blank" xlink:show="new" text:style-name="Internet_20_link" text:visited-style-name="Visited_20_Internet_20_Link"><text:span text:style-name="T3">ACID</text:span></text:a></text:p>
      <text:p text:style-name="P3">transactions are “owned” by a specific client connection, and the statements are required to be executed in the order in which they’re received.</text:p>
      <text:p text:style-name="P4"><text:span text:style-name="T2">In this sense, they’re similar to the </text:span><text:a xlink:type="simple" xlink:href="https://en.wikipedia.org/wiki/Extended_SMTP" office:target-frame-name="_blank" xlink:show="new" text:style-name="Internet_20_link" text:visited-style-name="Visited_20_Internet_20_Link"><text:span text:style-name="T3">Extended SMTP</text:span></text:a></text:p>
      <text:p text:style-name="Text_20_body"><text:span text:style-name="T2">protocol used by email systems mentioned by </text:span><text:a xlink:type="simple" xlink:href="https://www.quora.com/profile/Adrian-Ho-2" office:target-frame-name="_top" xlink:show="replace" text:style-name="Internet_20_link" text:visited-style-name="Visited_20_Internet_20_Link"><text:span text:style-name="T3">Adrian Ho</text:span></text:a><text:span text:style-name="T2">, which also has a notion of a connection and a sequence of commands that may produce errors that have to be processed individually by the client.</text:span></text:p>
      <text:p text:style-name="P3">And as the statements can have individual results and errors, they can’t (always) be batched up by and pumped at the DB server by the client.</text:p>
      <text:p text:style-name="P6"><text:span text:style-name="T2">Many NoSQL databases support </text:span><text:a xlink:type="simple" xlink:href="https://en.wikipedia.org/wiki/Representational_state_transfer" office:target-frame-name="_blank" xlink:show="new" text:style-name="Internet_20_link" text:visited-style-name="Visited_20_Internet_20_Link"><text:span text:style-name="T3">REST</text:span></text:a></text:p>
      <text:p text:style-name="Text_20_body"><text:span text:style-name="T2">-style access and, being REST interfaces, are </text:span><text:span text:style-name="T4">stateless</text:span><text:span text:style-name="T2">.</text:span></text:p>
      <text:p text:style-name="Text_20_body"><text:span text:style-name="T2"/></text:p>
      <text:p text:style-name="Text_20_body"><text:span text:style-name="T2"/></text:p>
      <text:p text:style-name="P3">I’ll give you two example pairs:</text:p>
      <text:list xml:id="list4122589916" text:style-name="L1">
        <text:list-item>
          <text:p text:style-name="P5"><text:span text:style-name="T8">Application level</text:span><text:span text:style-name="T2">: </text:span><text:a xlink:type="simple" xlink:href="https://tools.ietf.org/html/rfc2616" office:target-frame-name="_blank" xlink:show="new" text:style-name="Internet_20_link" text:visited-style-name="Visited_20_Internet_20_Link"><text:span text:style-name="T6">HTTP</text:span></text:a></text:p>
        </text:list-item>
      </text:list>
      <text:p text:style-name="P6"><text:span text:style-name="T2">is stateless (each request is handled independently), while </text:span><text:a xlink:type="simple" xlink:href="https://tools.ietf.org/html/rfc5321" office:target-frame-name="_blank" xlink:show="new" text:style-name="Internet_20_link" text:visited-style-name="Visited_20_Internet_20_Link"><text:span text:style-name="T6">SMTP</text:span></text:a></text:p>
      <text:list xml:id="list1645773548" text:style-name="L2">
        <text:list-item>
          <text:p text:style-name="P8"><text:span text:style-name="T2">(Simple Mail Transfer Protocol) is stateful (each mail “transaction” goes through multiple request-response stages in a specific order—</text:span><text:span text:style-name="Source_20_Text"><text:span text:style-name="T7">MAIL</text:span></text:span><text:span text:style-name="T1"> </text:span><text:span text:style-name="T2">is followed by </text:span><text:span text:style-name="Source_20_Text"><text:span text:style-name="T7">RCPT</text:span></text:span><text:span text:style-name="T2">, is followed by </text:span><text:span text:style-name="Source_20_Text"><text:span text:style-name="T7">DATA</text:span></text:span><text:span text:style-name="T2">)</text:span></text:p>
        </text:list-item>
      </text:list>
      <text:list xml:id="list1915943885" text:style-name="L3">
        <text:list-item>
          <text:p text:style-name="P7"><text:span text:style-name="T8">Transport level</text:span><text:span text:style-name="T2">: </text:span><text:a xlink:type="simple" xlink:href="https://tools.ietf.org/html/rfc768" office:target-frame-name="_blank" xlink:show="new" text:style-name="Internet_20_link" text:visited-style-name="Visited_20_Internet_20_Link"><text:span text:style-name="T6">UDP</text:span></text:a><text:span text:style-name="T1"> </text:span><text:span text:style-name="T2">is stateless (all datagrams are independent of each other), while </text:span><text:a xlink:type="simple" xlink:href="https://tools.ietf.org/html/rfc793" office:target-frame-name="_blank" xlink:show="new" text:style-name="Internet_20_link" text:visited-style-name="Visited_20_Internet_20_Link"><text:span text:style-name="T6">TCP</text:span></text:a><text:span text:style-name="T1"> </text:span><text:span text:style-name="T2">is stateful (each connection is tied to a specific combination of ports, packet sequence numbers, and acknowledgement window sizes)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4T17:08:23.104606827</meta:creation-date>
    <dc:date>2023-03-14T17:10:35.087524741</dc:date>
    <meta:editing-duration>PT2M1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204" meta:character-count="1368" meta:non-whitespace-character-count="1181"/>
  </office:meta>
</office:document-meta>
</file>